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2083in" fo:line-height="100%" fo:background-color="#FFFFFF"/>
    </style:style>
    <style:style style:name="P2" style:parent-style-name="Normal" style:family="paragraph">
      <style:paragraph-properties fo:margin-bottom="0.2083in" fo:line-height="100%" fo:background-color="#FFFFFF"/>
      <style:text-properties style:font-name="Arial" style:font-name-asian="Times New Roman" style:font-name-complex="Arial" fo:letter-spacing="-0.0013in" style:letter-kerning="true" fo:font-size="24pt" style:font-size-asian="24pt" style:font-size-complex="24pt" fo:language="en" fo:country="US" style:language-asian="pl" style:country-asian="PL"/>
    </style:style>
    <style:style style:name="P3" style:parent-style-name="Normal" style:family="paragraph">
      <style:paragraph-properties fo:margin-bottom="0.2083in" fo:line-height="100%" fo:background-color="#FFFFFF"/>
      <style:text-properties style:font-name="Arial" style:font-name-asian="Times New Roman" style:font-name-complex="Arial" fo:letter-spacing="-0.0013in" style:letter-kerning="true" fo:font-size="24pt" style:font-size-asian="24pt" style:font-size-complex="24pt" fo:language="en" fo:country="US" style:language-asian="pl" style:country-asian="PL"/>
    </style:style>
    <style:style style:name="P4" style:parent-style-name="Normal" style:family="paragraph">
      <style:paragraph-properties fo:margin-top="0.2666in" fo:margin-bottom="0.1069in" fo:line-height="100%" fo:background-color="#FFFFFF"/>
      <style:text-properties style:font-name="Arial" style:font-name-asian="Times New Roman" style:font-name-complex="Arial" fo:letter-spacing="-0.0013in" fo:font-size="18.5pt" style:font-size-asian="18.5pt" style:font-size-complex="18.5pt" fo:language="en" fo:country="US" style:language-asian="pl" style:country-asian="PL"/>
    </style:style>
    <style:style style:name="P5" style:parent-style-name="Normal" style:family="paragraph">
      <style:paragraph-properties fo:margin-top="0.1333in" fo:margin-bottom="0.1333in" fo:line-height="100%" fo:background-color="#FFFFFF"/>
      <style:text-properties style:font-name="Arial" style:font-name-asian="Times New Roman" style:font-name-complex="Arial" fo:letter-spacing="-0.0013in" fo:font-size="15pt" style:font-size-asian="15pt" style:font-size-complex="15pt" style:language-asian="pl" style:country-asian="PL"/>
    </style:style>
    <style:style style:name="P6" style:parent-style-name="Normal" style:family="paragraph">
      <style:paragraph-properties fo:margin-top="0.0694in" fo:margin-bottom="0in" fo:line-height="100%" fo:margin-left="0.3125in" fo:background-color="#FFFFFF">
        <style:tab-stops>
          <style:tab-stop style:type="left" style:position="0.1875in"/>
        </style:tab-stops>
      </style:paragraph-properties>
    </style:style>
    <style:style style:name="T7"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pl" style:country-asian="PL"/>
    </style:style>
    <style:style style:name="T8" style:parent-style-name="DefaultParagraphFont" style:family="text">
      <style:text-properties style:font-name="Arial" style:font-name-asian="Times New Roman" style:font-name-complex="Arial" fo:font-size="12pt" style:font-size-asian="12pt" style:font-size-complex="12pt" style:language-asian="pl" style:country-asian="PL"/>
    </style:style>
    <style:style style:name="P9" style:parent-style-name="Normal" style:family="paragraph">
      <style:paragraph-properties fo:margin-top="0.2666in" fo:margin-bottom="0.1333in" fo:line-height="100%" fo:background-color="#FFFFFF"/>
      <style:text-properties style:font-name="Arial" style:font-name-asian="Times New Roman" style:font-name-complex="Arial" fo:letter-spacing="-0.0013in" fo:font-size="15pt" style:font-size-asian="15pt" style:font-size-complex="15pt" style:language-asian="pl" style:country-asian="PL"/>
    </style:style>
    <style:style style:name="P1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8" style:parent-style-name="Normal" style:family="paragraph">
      <style:paragraph-properties fo:margin-top="0.1666in" fo:margin-bottom="0.1666in" fo:line-height="100%" fo:background-color="#FFFFFF"/>
    </style:style>
    <style:style style:name="T19"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20"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fo:language="en" fo:country="US" style:language-asian="pl" style:country-asian="PL"/>
    </style:style>
    <style:style style:name="T21"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22" style:parent-style-name="Normal" style:family="paragraph">
      <style:paragraph-properties fo:margin-top="0.2666in" fo:margin-bottom="0.1069in" fo:line-height="100%" fo:background-color="#FFFFFF"/>
    </style:style>
    <style:style style:name="T23" style:parent-style-name="DefaultParagraphFont" style:family="text">
      <style:text-properties style:font-name="Segoe UI Emoji" style:font-name-asian="Times New Roman" style:font-name-complex="Segoe UI Emoji" fo:letter-spacing="-0.0013in" fo:font-size="18.5pt" style:font-size-asian="18.5pt" style:font-size-complex="18.5pt" fo:language="en" fo:country="US" style:language-asian="pl" style:country-asian="PL"/>
    </style:style>
    <style:style style:name="T24" style:parent-style-name="DefaultParagraphFont" style:family="text">
      <style:text-properties style:font-name="Segoe UI Emoji" style:font-name-asian="Times New Roman" style:font-name-complex="Segoe UI Emoji" fo:letter-spacing="-0.0013in" fo:font-size="18.5pt" style:font-size-asian="18.5pt" style:font-size-complex="18.5pt" style:language-asian="pl" style:country-asian="PL"/>
    </style:style>
    <style:style style:name="T25" style:parent-style-name="DefaultParagraphFont" style:family="text">
      <style:text-properties style:font-name="Arial" style:font-name-asian="Times New Roman" style:font-name-complex="Arial" fo:letter-spacing="-0.0013in" fo:font-size="18.5pt" style:font-size-asian="18.5pt" style:font-size-complex="18.5pt" fo:language="en" fo:country="US" style:language-asian="pl" style:country-asian="PL"/>
    </style:style>
    <style:style style:name="P26" style:parent-style-name="Normal" style:family="paragraph">
      <style:paragraph-properties fo:margin-top="0.1666in" fo:margin-bottom="0.1666in" fo:line-height="100%" fo:background-color="#FFFFFF"/>
    </style:style>
    <style:style style:name="T27"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28"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fo:language="en" fo:country="US" style:language-asian="pl" style:country-asian="PL"/>
    </style:style>
    <style:style style:name="T29"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30"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fo:language="en" fo:country="US" style:language-asian="pl" style:country-asian="PL"/>
    </style:style>
    <style:style style:name="T31"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32" style:parent-style-name="Normal" style:family="paragraph">
      <style:paragraph-properties fo:margin-top="0.2666in" fo:margin-bottom="0.1069in" fo:line-height="100%" fo:background-color="#FFFFFF"/>
      <style:text-properties style:font-name="Arial" style:font-name-asian="Times New Roman" style:font-name-complex="Arial" fo:letter-spacing="-0.0013in" fo:font-size="18.5pt" style:font-size-asian="18.5pt" style:font-size-complex="18.5pt" fo:language="en" fo:country="US" style:language-asian="pl" style:country-asian="PL"/>
    </style:style>
    <style:style style:name="P33" style:parent-style-name="Normal" style:family="paragraph">
      <style:paragraph-properties fo:margin-top="0.1666in" fo:margin-bottom="0.1666in" fo:line-height="100%" fo:background-color="#FFFFFF"/>
    </style:style>
    <style:style style:name="T34"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35" style:parent-style-name="DefaultParagraphFont" style:family="text">
      <style:text-properties style:font-name="Arial" style:font-name-asian="Times New Roman" style:font-name-complex="Arial" fo:font-weight="bold" style:font-weight-asian="bold" style:font-weight-complex="bold" fo:color="#0000FF" fo:font-size="12pt" style:font-size-asian="12pt" style:font-size-complex="12pt" fo:language="en" fo:country="US" style:language-asian="pl" style:country-asian="PL"/>
    </style:style>
    <style:style style:name="T36"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37" style:parent-style-name="Normal" style:family="paragraph">
      <style:paragraph-properties fo:margin-top="0.1666in" fo:margin-bottom="0.1666in" fo:line-height="100%" fo:background-color="#FFFFFF"/>
    </style:style>
    <style:style style:name="T38"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39"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40"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41" style:parent-style-name="Normal" style:family="paragraph">
      <style:paragraph-properties fo:margin-top="0.1666in" fo:margin-bottom="0.1666in" fo:line-height="100%" fo:background-color="#FFFFFF"/>
    </style:style>
    <style:style style:name="T42"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43"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fo:language="en" fo:country="US" style:language-asian="pl" style:country-asian="PL"/>
    </style:style>
    <style:style style:name="P44" style:parent-style-name="Normal" style:family="paragraph">
      <style:paragraph-properties fo:margin-top="0.1666in" fo:margin-bottom="0.1666in" fo:line-height="100%" fo:background-color="#FFFFFF"/>
    </style:style>
    <style:style style:name="T45"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46"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fo:language="en" fo:country="US" style:language-asian="pl" style:country-asian="PL"/>
    </style:style>
    <style:style style:name="T47"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48" style:parent-style-name="Normal" style:family="paragraph">
      <style:paragraph-properties fo:margin-top="0.2666in" fo:margin-bottom="0.1069in" fo:line-height="100%" fo:background-color="#FFFFFF"/>
      <style:text-properties style:font-name="Arial" style:font-name-asian="Times New Roman" style:font-name-complex="Arial" fo:letter-spacing="-0.0013in" fo:font-size="18.5pt" style:font-size-asian="18.5pt" style:font-size-complex="18.5pt" fo:language="en" fo:country="US" style:language-asian="pl" style:country-asian="PL"/>
    </style:style>
    <style:style style:name="P49" style:parent-style-name="Normal" style:family="paragraph">
      <style:paragraph-properties fo:margin-top="0.1666in" fo:margin-bottom="0.1666in" fo:line-height="100%" fo:background-color="#FFFFFF"/>
    </style:style>
    <style:style style:name="T50"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51"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52"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53"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54" style:parent-style-name="Normal" style:family="paragraph">
      <style:paragraph-properties fo:margin-top="0.2666in" fo:margin-bottom="0.1333in" fo:line-height="100%" fo:background-color="#FFFFFF"/>
      <style:text-properties style:font-name="Arial" style:font-name-asian="Times New Roman" style:font-name-complex="Arial" fo:letter-spacing="-0.0013in" fo:font-size="15pt" style:font-size-asian="15pt" style:font-size-complex="15pt" fo:language="en" fo:country="US" style:language-asian="pl" style:country-asian="PL"/>
    </style:style>
    <style:style style:name="P55" style:parent-style-name="Normal" style:family="paragraph">
      <style:paragraph-properties fo:margin-top="0.1666in" fo:margin-bottom="0.1666in" fo:line-height="100%" fo:background-color="#FFFFFF"/>
      <style:text-properties style:font-name="Arial" style:font-name-asian="Times New Roman" style:font-name-complex="Arial" fo:font-size="12pt" style:font-size-asian="12pt" style:font-size-complex="12pt" fo:language="en" fo:country="US" style:language-asian="pl" style:country-asian="PL"/>
    </style:style>
    <style:style style:name="P56" style:parent-style-name="Normal" style:family="paragraph">
      <style:paragraph-properties fo:margin-top="0.0833in" fo:margin-bottom="0.0833in" fo:line-height="100%" fo:margin-left="0.3125in" fo:background-color="#FFFFFF">
        <style:tab-stops>
          <style:tab-stop style:type="left" style:position="0.1875in"/>
        </style:tab-stops>
      </style:paragraph-properties>
    </style:style>
    <style:style style:name="T57"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58"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59"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60"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style:language-asian="pl" style:country-asian="PL"/>
    </style:style>
    <style:style style:name="P61" style:parent-style-name="Normal" style:family="paragraph">
      <style:paragraph-properties fo:margin-top="0.0833in" fo:margin-bottom="0.0833in" fo:line-height="100%" fo:margin-left="0.3125in" fo:background-color="#FFFFFF">
        <style:tab-stops>
          <style:tab-stop style:type="left" style:position="0.1875in"/>
        </style:tab-stops>
      </style:paragraph-properties>
    </style:style>
    <style:style style:name="T62"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63"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64"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65"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style:language-asian="pl" style:country-asian="PL"/>
    </style:style>
    <style:style style:name="P66" style:parent-style-name="Normal" style:family="paragraph">
      <style:paragraph-properties fo:margin-top="0.0833in" fo:margin-bottom="0.0833in" fo:line-height="100%" fo:margin-left="0.3125in" fo:background-color="#FFFFFF">
        <style:tab-stops>
          <style:tab-stop style:type="left" style:position="0.1875in"/>
        </style:tab-stops>
      </style:paragraph-properties>
      <style:text-properties style:font-name="Arial" style:font-name-asian="Times New Roman" style:font-name-complex="Arial" fo:font-size="12pt" style:font-size-asian="12pt" style:font-size-complex="12pt" fo:language="en" fo:country="US" style:language-asian="pl" style:country-asian="PL"/>
    </style:style>
    <style:style style:name="P67" style:parent-style-name="Normal" style:family="paragraph">
      <style:paragraph-properties fo:margin-bottom="0in" fo:line-height="100%" fo:margin-left="0.3125in" fo:background-color="#FFFFFF">
        <style:tab-stops/>
      </style:paragraph-properties>
    </style:style>
    <style:style style:name="T68"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69"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70" style:parent-style-name="Normal" style:family="paragraph">
      <style:paragraph-properties fo:line-height="100%" fo:margin-left="0.3125in" fo:background-color="#FFFFFF">
        <style:tab-stops/>
      </style:paragraph-properties>
    </style:style>
    <style:style style:name="T71"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72" style:parent-style-name="Normal" style:family="paragraph">
      <style:paragraph-properties fo:margin-top="0.0833in" fo:margin-bottom="0.0833in" fo:line-height="100%" fo:margin-left="0.3125in" fo:background-color="#FFFFFF">
        <style:tab-stops/>
      </style:paragraph-properties>
      <style:text-properties style:font-name="Arial" style:font-name-asian="Times New Roman" style:font-name-complex="Arial" fo:font-size="12pt" style:font-size-asian="12pt" style:font-size-complex="12pt" fo:language="en" fo:country="US" style:language-asian="pl" style:country-asian="PL"/>
    </style:style>
    <style:style style:name="P73" style:parent-style-name="Normal" style:family="paragraph">
      <style:paragraph-properties fo:margin-top="0.0833in" fo:margin-bottom="0.0833in" fo:line-height="100%" fo:margin-left="0.3125in" fo:background-color="#FFFFFF">
        <style:tab-stops/>
      </style:paragraph-properties>
    </style:style>
    <style:style style:name="T74"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75"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fo:language="en" fo:country="US" style:language-asian="pl" style:country-asian="PL"/>
    </style:style>
    <style:style style:name="T76"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77" style:parent-style-name="Normal" style:family="paragraph">
      <style:paragraph-properties fo:margin-top="0.0833in" fo:margin-bottom="0.0833in" fo:line-height="100%" fo:margin-left="0.3125in" fo:background-color="#FFFFFF">
        <style:tab-stops>
          <style:tab-stop style:type="left" style:position="0.1875in"/>
        </style:tab-stops>
      </style:paragraph-properties>
      <style:text-properties style:font-name="Arial" style:font-name-asian="Times New Roman" style:font-name-complex="Arial" fo:font-size="12pt" style:font-size-asian="12pt" style:font-size-complex="12pt" style:language-asian="pl" style:country-asian="PL"/>
    </style:style>
    <style:style style:name="P78"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79" style:parent-style-name="Normal" style:family="paragraph">
      <style:paragraph-properties fo:margin-top="0.0833in" fo:margin-bottom="0.0833in" fo:line-height="100%" fo:margin-left="0.3125in" fo:background-color="#FFFFFF">
        <style:tab-stops/>
      </style:paragraph-properties>
      <style:text-properties style:font-name="Arial" style:font-name-asian="Times New Roman" style:font-name-complex="Arial" fo:font-size="12pt" style:font-size-asian="12pt" style:font-size-complex="12pt" fo:language="en" fo:country="US" style:language-asian="pl" style:country-asian="PL"/>
    </style:style>
    <style:style style:name="P80" style:parent-style-name="Normal" style:family="paragraph">
      <style:paragraph-properties fo:margin-top="0.0694in" fo:margin-bottom="0.0833in" fo:line-height="100%" fo:margin-left="0.625in" fo:background-color="#FFFFFF">
        <style:tab-stops>
          <style:tab-stop style:type="left" style:position="0.375in"/>
        </style:tab-stops>
      </style:paragraph-properties>
    </style:style>
    <style:style style:name="T81" style:parent-style-name="DefaultParagraphFont" style:family="text">
      <style:text-properties style:font-name="Arial" style:font-name-asian="Times New Roman" style:font-name-complex="Arial" fo:font-weight="bold" style:font-weight-asian="bold" style:font-weight-complex="bold" fo:color="#0000FF" fo:font-size="12pt" style:font-size-asian="12pt" style:font-size-complex="12pt" style:language-asian="pl" style:country-asian="PL"/>
    </style:style>
    <style:style style:name="T82"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pl" style:country-asian="PL"/>
    </style:style>
    <style:style style:name="P83" style:parent-style-name="Normal" style:family="paragraph">
      <style:paragraph-properties fo:margin-top="0.0694in" fo:margin-bottom="0in" fo:line-height="100%" fo:margin-left="0.625in" fo:background-color="#FFFFFF">
        <style:tab-stops>
          <style:tab-stop style:type="left" style:position="0.375in"/>
        </style:tab-stops>
      </style:paragraph-properties>
    </style:style>
    <style:style style:name="T84" style:parent-style-name="DefaultParagraphFont" style:family="text">
      <style:text-properties style:font-name="Arial" style:font-name-asian="Times New Roman" style:font-name-complex="Arial" fo:font-weight="bold" style:font-weight-asian="bold" style:font-weight-complex="bold" fo:color="#0000FF" fo:font-size="12pt" style:font-size-asian="12pt" style:font-size-complex="12pt" style:language-asian="pl" style:country-asian="PL"/>
    </style:style>
    <style:style style:name="T85"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pl" style:country-asian="PL"/>
    </style:style>
    <style:style style:name="P86" style:parent-style-name="Normal" style:family="paragraph">
      <style:paragraph-properties fo:margin-top="0.0833in" fo:margin-bottom="0.0833in" fo:line-height="100%" fo:margin-left="0.3125in" fo:background-color="#FFFFFF">
        <style:tab-stops>
          <style:tab-stop style:type="left" style:position="0.1875in"/>
        </style:tab-stops>
      </style:paragraph-properties>
    </style:style>
    <style:style style:name="T87"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88" style:parent-style-name="DefaultParagraphFont" style:family="text">
      <style:text-properties style:font-name="Segoe UI Emoji" style:font-name-asian="Times New Roman" style:font-name-complex="Segoe UI Emoji" fo:font-size="12pt" style:font-size-asian="12pt" style:font-size-complex="12pt" style:language-asian="pl" style:country-asian="PL"/>
    </style:style>
    <style:style style:name="P89"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style:language-asian="pl" style:country-asian="PL"/>
    </style:style>
    <style:style style:name="P90" style:parent-style-name="Normal" style:family="paragraph">
      <style:paragraph-properties fo:margin-top="0.0694in" fo:margin-bottom="0.0694in" fo:line-height="100%" fo:margin-left="0.3125in" fo:background-color="#FFFFFF">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pl" style:country-asian="PL"/>
    </style:style>
    <style:style style:name="P91" style:parent-style-name="Normal" style:family="paragraph">
      <style:paragraph-properties fo:margin-top="0.0833in" fo:margin-bottom="0.0833in" fo:line-height="100%" fo:margin-left="0.3125in" fo:background-color="#FFFFFF">
        <style:tab-stops/>
      </style:paragraph-properties>
    </style:style>
    <style:style style:name="T92"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93"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94"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95"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96"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97" style:parent-style-name="Normal" style:family="paragraph">
      <style:paragraph-properties fo:margin-top="0.0833in" fo:margin-bottom="0.0833in" fo:line-height="100%" fo:margin-left="0.3125in" fo:background-color="#FFFFFF">
        <style:tab-stops/>
      </style:paragraph-properties>
      <style:text-properties style:font-name="Arial" style:font-name-asian="Times New Roman" style:font-name-complex="Arial" fo:font-size="12pt" style:font-size-asian="12pt" style:font-size-complex="12pt" style:language-asian="pl" style:country-asian="PL"/>
    </style:style>
    <style:style style:name="P98" style:parent-style-name="Normal" style:family="paragraph">
      <style:paragraph-properties fo:margin-top="0.0694in" fo:margin-bottom="0.0833in" fo:line-height="100%" fo:margin-left="1.0208in" fo:background-color="#FFFFFF">
        <style:tab-stops>
          <style:tab-stop style:type="left" style:position="-0.0208in"/>
        </style:tab-stops>
      </style:paragraph-properties>
    </style:style>
    <style:style style:name="T99"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pl" style:country-asian="PL"/>
    </style:style>
    <style:style style:name="P100" style:parent-style-name="Normal" style:family="paragraph">
      <style:paragraph-properties fo:margin-top="0.0694in" fo:margin-bottom="0.0833in" fo:line-height="100%" fo:margin-left="1.0208in" fo:background-color="#FFFFFF">
        <style:tab-stops>
          <style:tab-stop style:type="left" style:position="-0.0208in"/>
        </style:tab-stops>
      </style:paragraph-properties>
    </style:style>
    <style:style style:name="T101"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pl" style:country-asian="PL"/>
    </style:style>
    <style:style style:name="P102" style:parent-style-name="Normal" style:family="paragraph">
      <style:paragraph-properties fo:margin-top="0.0694in" fo:line-height="100%" fo:margin-left="1.0208in" fo:background-color="#FFFFFF">
        <style:tab-stops>
          <style:tab-stop style:type="left" style:position="-0.0208in"/>
        </style:tab-stops>
      </style:paragraph-properties>
    </style:style>
    <style:style style:name="T103" style:parent-style-name="DefaultParagraphFont" style:family="text">
      <style:text-properties style:font-name="Arial" style:font-name-asian="Times New Roman" style:font-name-complex="Arial" fo:color="#0000FF" fo:font-size="12pt" style:font-size-asian="12pt" style:font-size-complex="12pt" style:text-underline-type="single" style:text-underline-style="solid" style:text-underline-width="auto" style:text-underline-mode="continuous" style:language-asian="pl" style:country-asian="PL"/>
    </style:style>
    <style:style style:name="P104" style:parent-style-name="Normal" style:family="paragraph">
      <style:paragraph-properties fo:margin-top="0.0833in" fo:margin-bottom="0.0833in" fo:line-height="100%" fo:margin-left="0.3125in" fo:background-color="#FFFFFF">
        <style:tab-stops>
          <style:tab-stop style:type="left" style:position="0.1875in"/>
        </style:tab-stops>
      </style:paragraph-properties>
    </style:style>
    <style:style style:name="T105"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106"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107"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T108" style:parent-style-name="DefaultParagraphFont" style:family="text">
      <style:text-properties style:font-name="Consolas" style:font-name-asian="Times New Roman" style:font-name-complex="Courier New" fo:font-size="10pt" style:font-size-asian="10pt" style:font-size-complex="10pt" fo:language="en" fo:country="US" style:language-asian="pl" style:country-asian="PL"/>
    </style:style>
    <style:style style:name="T109" style:parent-style-name="DefaultParagraphFont" style:family="text">
      <style:text-properties style:font-name="Arial" style:font-name-asian="Times New Roman" style:font-name-complex="Arial" fo:font-size="12pt" style:font-size-asian="12pt" style:font-size-complex="12pt" fo:language="en" fo:country="US" style:language-asian="pl" style:country-asian="PL"/>
    </style:style>
    <style:style style:name="P110"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11" style:parent-style-name="Normal" style:family="paragraph">
      <style:paragraph-properties fo:margin-bottom="0in" fo:line-height="100%" fo:margin-left="0.3125in" fo:background-color="#FFFFFF">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font-size="8.5pt" style:font-size-asian="8.5pt" style:font-size-complex="8.5pt" fo:language="en" fo:country="US" style:language-asian="pl" style:country-asian="PL"/>
    </style:style>
    <style:style style:name="P112" style:parent-style-name="Normal" style:family="paragraph">
      <style:paragraph-properties fo:margin-top="0.1666in" fo:margin-bottom="0in" fo:line-height="100%" fo:background-color="#FFFFFF"/>
    </style:style>
    <style:style style:name="T11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fo:language="en" fo:country="US" style:language-asian="pl" style:country-asian="PL"/>
    </style:style>
    <style:style style:name="P114" style:parent-style-name="Normal" style:family="paragraph">
      <style:text-properties fo:language="en" fo:country="US"/>
    </style:style>
  </office:automatic-styles>
  <office:body>
    <office:text text:use-soft-page-breaks="true">
      <text:h text:style-name="P1" text:outline-level="1"><text:a xlink:href="https://sap.github.io/ui5-tooling/pages/GettingStarted/" office:target-frame-name="_top" xlink:show="replace"><text:span text:style-name="Hyperlink">https://sap.github.io/ui5-tooling/pages/GettingStarted/</text:span></text:a></text:h>
      <text:h text:style-name="P2" text:outline-level="1"/>
      <text:h text:style-name="P3" text:outline-level="1">Getting Started</text:h>
      <text:h text:style-name="P4" text:outline-level="2">Installing the UI5 CLI</text:h>
      <text:h text:style-name="P5" text:outline-level="3">Requirements</text:h>
      <text:list text:style-name="LFO1" text:continue-numbering="true">
        <text:list-item>
          <text:p text:style-name="P6"><text:a xlink:href="https://nodejs.org/" office:target-frame-name="_top" xlink:show="replace"><text:span text:style-name="T7">Node.js</text:span></text:a><text:span text:style-name="T8"> Version 10 or later</text:span></text:p>
        </text:list-item>
      </text:list>
      <text:h text:style-name="P9" text:outline-level="3">Installation</text:h>
      <text:p text:style-name="P10"># Global installation to have the command available</text:p>
      <text:p text:style-name="P11">npm install --global @ui5/cli</text:p>
      <text:p text:style-name="P12"/>
      <text:p text:style-name="P13"># Additional local install in your project</text:p>
      <text:p text:style-name="P14">npm install --save-dev @ui5/cli</text:p>
      <text:p text:style-name="P15"/>
      <text:p text:style-name="P16"># Verify installation</text:p>
      <text:p text:style-name="P17">ui5 --help</text:p>
      <text:p text:style-name="P18"><text:span text:style-name="T19">The globally installed UI5 CLI will always try to invoke a locally installed version of the UI5 CLI (if present). This way you can use different versions of the UI5 Tooling across your projects. Please see the </text:span><text:a xlink:href="https://sap.github.io/ui5-tooling/pages/CLI/#local-vs-global-installation" office:target-frame-name="_top" xlink:show="replace"><text:span text:style-name="T20">UI5 CLI documentation</text:span></text:a><text:span text:style-name="T21"> for details.</text:span></text:p>
      <text:h text:style-name="P22" text:outline-level="2"><text:span text:style-name="T23">⚡</text:span><text:span text:style-name="T24">️</text:span><text:span text:style-name="T25"><text:s/>Quick Start: OpenUI5 Sample App</text:span></text:h>
      <text:p text:style-name="P26"><text:span text:style-name="T27">Check out the </text:span><text:a xlink:href="https://github.com/SAP/openui5-sample-app" office:target-frame-name="_top" xlink:show="replace"><text:span text:style-name="T28">OpenUI5 Sample App</text:span></text:a><text:span text:style-name="T29"> featuring a full blown </text:span><text:a xlink:href="https://github.com/SAP/openui5-sample-app/#openui5-sample-app" office:target-frame-name="_top" xlink:show="replace"><text:span text:style-name="T30">How-to</text:span></text:a><text:span text:style-name="T31"> to play around with UI5 Tooling!</text:span></text:p>
      <text:h text:style-name="P32" text:outline-level="2">Starting a New Project</text:h>
      <text:p text:style-name="P33"><text:span text:style-name="T34">The easiest way to start a new UI5 project is to use a template generator like </text:span><text:a xlink:href="https://github.com/SAP/generator-easy-ui5" office:target-frame-name="_top" xlink:show="replace"><text:span text:style-name="T35">generator-easy-ui5</text:span></text:a><text:span text:style-name="T36">.</text:span></text:p>
      <text:p text:style-name="P37"><text:span text:style-name="T38">Choose a template that is designed for the type of project you want to create and the target environment where you want to deploy it to. Make sure that the template already uses UI5 Tooling. A good indicator for that is the presence of a </text:span><text:span text:style-name="T39">ui5.yaml</text:span><text:span text:style-name="T40"> file in the generated project.</text:span></text:p>
      <text:p text:style-name="P41"><text:span text:style-name="T42">When working with SAP Business Application Studio, there are several templates available to you. Check out the tutorial on creating a basic SAPUI5 application and deploying it to Cloud Foundry from within SAP Business Application Studio: </text:span><text:a xlink:href="https://developers.sap.com/tutorials/appstudio-fioriapps-create.html" office:target-frame-name="_top" xlink:show="replace"><text:span text:style-name="T43">Create an SAP Fiori App Using SAP Business Application Studio</text:span></text:a></text:p>
      <text:soft-page-break/>
      <text:p text:style-name="P44"><text:span text:style-name="T45">You can find many guides on UI5 development with SAP Business Application Studio in the </text:span><text:a xlink:href="https://developers.sap.com/tutorial-navigator.html?tag=topic:sapui5&amp;tag=products:technology-platform/sap-business-application-studio" office:target-frame-name="_top" xlink:show="replace"><text:span text:style-name="T46">Tutorial Navigator</text:span></text:a><text:span text:style-name="T47">.</text:span></text:p>
      <text:h text:style-name="P48" text:outline-level="2">Enabling an Existing Project</text:h>
      <text:p text:style-name="P49"><text:span text:style-name="T50">You can easily check whether or not a project (application or library) can already be used with the UI5 Tooling by looking for a </text:span><text:span text:style-name="T51">ui5.yaml</text:span><text:span text:style-name="T52"> file in the project's root directory.</text:span><text:span text:style-name="T53"><text:line-break/>This file (with some exceptions) is required for all projects and their dependencies (e.g. reuse libraries) to use them in the UI5 Tooling.</text:span></text:p>
      <text:h text:style-name="P54" text:outline-level="3">Setup</text:h>
      <text:p text:style-name="P55">If your project is not set up for use with the UI5 Tooling yet, follow these steps:</text:p>
      <text:list text:style-name="LFO2" text:continue-numbering="true">
        <text:list-item>
          <text:p text:style-name="P56"><text:span text:style-name="T57">If your project does not have a </text:span><text:span text:style-name="T58">package.json</text:span><text:span text:style-name="T59"> file, let npm generate it:</text:span></text:p>
        </text:list-item>
        <text:list-item>
          <text:p text:style-name="P60">npm init --yes</text:p>
        </text:list-item>
        <text:list-item>
          <text:p text:style-name="P61"><text:span text:style-name="T62">Generate the </text:span><text:span text:style-name="T63">ui5.yaml</text:span><text:span text:style-name="T64"> file:</text:span></text:p>
        </text:list-item>
        <text:list-item>
          <text:p text:style-name="P65">ui5 init</text:p>
        </text:list-item>
        <text:list-item>
          <text:p text:style-name="P66">Define the framework you want to use</text:p>
        </text:list-item>
      </text:list>
      <text:p text:style-name="P67"><text:span text:style-name="T68">OpenUI5</text:span></text:p>
      <text:p text:style-name="P69">ui5 use openui5@latest</text:p>
      <text:p text:style-name="P70"><text:span text:style-name="T71">SAPUI5</text:span></text:p>
      <text:p text:style-name="P72">You can choose between the OpenUI5 and the SAPUI5 framework.</text:p>
      <text:p text:style-name="P73"><text:span text:style-name="T74">Don't know which one to choose? Check out our </text:span><text:a xlink:href="https://sap.github.io/ui5-tooling/pages/FAQ/#whats-the-difference-between-openui5-and-sapui5" office:target-frame-name="_top" xlink:show="replace"><text:span text:style-name="T75">documentation on the differences between OpenUI5 and SAPUI5</text:span></text:a><text:span text:style-name="T76">.</text:span></text:p>
      <text:list text:style-name="LFO2" text:continue-numbering="true">
        <text:list-item>
          <text:p text:style-name="P77">Add required libraries</text:p>
        </text:list-item>
        <text:list-item>
          <text:p text:style-name="P78">ui5 add sap.ui.core sap.m sap.ui.table themelib_sap_fiori_3 # [...]</text:p>
        </text:list-item>
      </text:list>
      <text:p text:style-name="P79">You can find a documentation of all libraries, including samples and more, in the Demo Kit:</text:p>
      <text:list text:style-name="LFO2" text:continue-numbering="true">
        <text:list-item>
          <text:list>
            <text:list-item>
              <text:p text:style-name="P80"><text:a xlink:href="https://openui5.hana.ondemand.com/api" office:target-frame-name="_top" xlink:show="replace"><text:span text:style-name="T81">OpenUI5</text:span><text:span text:style-name="T82"> Demo Kit</text:span></text:a></text:p>
            </text:list-item>
            <text:list-item>
              <text:p text:style-name="P83"><text:a xlink:href="https://ui5.sap.com/#/api" office:target-frame-name="_top" xlink:show="replace"><text:span text:style-name="T84">SAPUI5</text:span><text:span text:style-name="T85"> Demo Kit</text:span></text:a></text:p>
            </text:list-item>
          </text:list>
        </text:list-item>
        <text:list-item>
          <text:p text:style-name="P86"><text:span text:style-name="T87">Start the server and work on your project!<text:s/></text:span><text:span text:style-name="T88">🎉</text:span></text:p>
        </text:list-item>
        <text:list-item>
          <text:p text:style-name="P89">ui5 serve</text:p>
        </text:list-item>
      </text:list>
      <text:p text:style-name="P90">Tip</text:p>
      <text:p text:style-name="P91"><text:span text:style-name="T92">Use </text:span><text:span text:style-name="T93">ui5 serve</text:span><text:span text:style-name="T94"> to start a local development server and </text:span><text:span text:style-name="T95">ui5 build --all</text:span><text:span text:style-name="T96"> to produce an optimized, static version of your project, which you can then deploy to your production environment.</text:span></text:p>
      <text:p text:style-name="P97">Find more information here:</text:p>
      <text:list text:style-name="LFO2" text:continue-numbering="true">
        <text:list-item>
          <text:list>
            <text:list-item>
              <text:p text:style-name="P98"><text:a xlink:href="https://sap.github.io/ui5-tooling/pages/Server/" office:target-frame-name="_top" xlink:show="replace"><text:span text:style-name="T99">Server</text:span></text:a></text:p>
            </text:list-item>
            <text:list-item>
              <text:p text:style-name="P100"><text:a xlink:href="https://sap.github.io/ui5-tooling/pages/Builder/" office:target-frame-name="_top" xlink:show="replace"><text:span text:style-name="T101">Builder</text:span></text:a></text:p>
            </text:list-item>
            <text:list-item>
              <text:p text:style-name="P102"><text:a xlink:href="https://sap.github.io/ui5-tooling/pages/CLI/" office:target-frame-name="_top" xlink:show="replace"><text:span text:style-name="T103">CLI</text:span></text:a></text:p>
            </text:list-item>
          </text:list>
        </text:list-item>
        <text:list-item>
          <text:p text:style-name="P104"><text:span text:style-name="T105">If you are using Git or similar version control, commit </text:span><text:span text:style-name="T106">package.json</text:span><text:span text:style-name="T107"> and </text:span><text:span text:style-name="T108">ui5.yaml</text:span><text:span text:style-name="T109"> to your repository.</text:span></text:p>
        </text:list-item>
        <text:list-item>
          <text:p text:style-name="P110">git add package.json ui5.yaml</text:p>
        </text:list-item>
        <text:list-item>
          <text:p text:style-name="P111">git commit -m "Enable use with UI5 Tooling"</text:p>
        </text:list-item>
      </text:list>
      <text:p text:style-name="P112"><text:span text:style-name="T113">Hooray! You can now use UI5 Tooling in your project!</text:span></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l" style:country-asian="PL"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pl" style:country-asian="PL"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pl" style:country-asian="PL"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l" style:country-asian="PL"/>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pl" style:country-asian="PL"/>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pl" style:country-asian="P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1" style:display-name="c1"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l" style:country-asian="PL" fo:hyphenate="false"/>
    </style:style>
    <style:style style:name="Strong" style:display-name="Strong" style:family="text" style:parent-style-name="DefaultParagraphFont">
      <style:text-properties fo:font-weight="bold" style:font-weight-asian="bold" style:font-weight-complex="bold"/>
    </style:style>
    <style:style style:name="admonition-title" style:display-name="admonition-titl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l" style:country-asian="PL" fo:hyphenate="false"/>
    </style:style>
    <style:style style:name="s2" style:display-name="s2" style:family="text" style:parent-style-name="DefaultParagraphFont"/>
    <style:style style:name="sap-icon-ui5-after" style:display-name="sap-icon-ui5-after"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l" style:country-asian="P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raskiewicz, Miroslaw</meta:initial-creator>
    <dc:creator>Karaskiewicz, Miroslaw</dc:creator>
    <meta:creation-date>2020-12-14T13:54:00Z</meta:creation-date>
    <dc:date>2020-12-14T13:57:00Z</dc:date>
    <meta:template xlink:href="Normal.dotm" xlink:type="simple"/>
    <meta:editing-cycles>1</meta:editing-cycles>
    <meta:editing-duration>PT180S</meta:editing-duration>
    <meta:document-statistic meta:page-count="3" meta:paragraph-count="8" meta:word-count="597" meta:character-count="4174" meta:row-count="29" meta:non-whitespace-character-count="3585"/>
  </office:meta>
</office:document-meta>
</file>